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8100002536DA4E702B.svm"/>
  <manifest:file-entry manifest:media-type="" manifest:full-path="Pictures/200000070000360F0000200B4D588324.svm"/>
  <manifest:file-entry manifest:media-type="" manifest:full-path="Pictures/20000007000050B9000039434F8FF3A2.svm"/>
  <manifest:file-entry manifest:media-type="" manifest:full-path="Pictures/200000070000497D00003010D6C96A53.svm"/>
  <manifest:file-entry manifest:media-type="" manifest:full-path="Pictures/2000000700005D200000069E3ECD887D.svm"/>
  <manifest:file-entry manifest:media-type="" manifest:full-path="Pictures/2000000700001AC600000919FF4A456D.svm"/>
  <manifest:file-entry manifest:media-type="" manifest:full-path="Pictures/2000000700001D0C00000FB7F58099D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ff" fo:font-style="italic" style:font-style-asian="italic" style:font-style-complex="italic"/>
    </style:style>
    <style:style style:name="P2" style:family="paragraph" style:parent-style-name="Standard">
      <style:paragraph-properties fo:break-before="page"/>
      <style:text-properties fo:color="#0066ff" fo:font-style="italic" style:font-style-asian="italic" style:font-style-complex="italic"/>
    </style:style>
    <style:style style:name="P3" style:family="paragraph" style:parent-style-name="Text_20_body">
      <style:text-properties style:use-window-font-color="true" fo:font-style="normal" style:font-style-asian="normal" style:font-style-complex="normal"/>
    </style:style>
    <style:style style:name="P4" style:family="paragraph" style:parent-style-name="Title" style:list-style-name="L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66ff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635cm" fo:margin-left="1.63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42243097817319719" text:style-name="Numbering_20_1">
        <text:list-item>
          <text:h text:style-name="Title" text:outline-level="1">IMPOSTAZIONE SERIALE PER MODULO STDIO</text:h>
        </text:list-item>
      </text:list>
      <text:p text:style-name="Standard"/>
      <text:p text:style-name="P1">IMPOSTAZIONE PIN PER ATTIVAZIONE FUNZIONE TX RX</text:p>
      <text:p text:style-name="Text_20_body"/>
      <text:p text:style-name="Text_20_body">Esempio :</text:p>
      <text:p text:style-name="Text_20_body">PB16 = TX SERCOM 5 - PAD0</text:p>
      <text:p text:style-name="Text_20_body">PB17 = RX SERCOM 5 – PAD1</text:p>
      <text:p text:style-name="Text_20_body"/>
      <text:p text:style-name="Text_20_body"/>
      <text:p text:style-name="Text_20_body"><draw:frame draw:style-name="fr1" draw:name="immagini1" text:anchor-type="paragraph" svg:width="16.999cm" svg:height="1.207cm" draw:z-index="0"><draw:image xlink:href="Pictures/2000000700005D200000069E3ECD887D.svm" xlink:type="simple" xlink:show="embed" xlink:actuate="onLoad"/></draw:frame></text:p>
      <text:p text:style-name="P1">IMPOSTAZIONE <text:span text:style-name="T1">SERCOM</text:span> ASSOCIATA</text:p>
      <text:p text:style-name="Text_20_body">Nell'esempio corrente, l'UART associata ai pin selezionati è la 5.</text:p>
      <text:p text:style-name="Text_20_body"/>
      <text:p text:style-name="Text_20_body">Importare la periferica SERCOM relativa nella seazione Project Graph</text:p>
      <text:p text:style-name="Text_20_body"/>
      <text:p text:style-name="Text_20_body"><draw:frame draw:style-name="fr2" draw:name="immagini2" text:anchor-type="paragraph" svg:width="14.709cm" svg:height="6.451cm" draw:z-index="1"><draw:image xlink:href="Pictures/200000070000378100002536DA4E702B.svm" xlink:type="simple" xlink:show="embed" xlink:actuate="onLoad"/></draw:frame></text:p>
      <text:p text:style-name="Text_20_body">Importare il modulo di libreria STDIO</text:p>
      <text:p text:style-name="Text_20_body"/>
      <text:p text:style-name="Text_20_body"><draw:frame draw:style-name="fr3" draw:name="immagini3" text:anchor-type="paragraph" svg:width="7.728cm" svg:height="4.868cm" draw:z-index="2"><draw:image xlink:href="Pictures/200000070000497D00003010D6C96A53.svm" xlink:type="simple" xlink:show="embed" xlink:actuate="onLoad"/></draw:frame></text:p>
      <text:p text:style-name="Text_20_body"><draw:frame draw:style-name="fr3" draw:name="immagini4" text:anchor-type="paragraph" svg:width="7.437cm" svg:height="4.023cm" draw:z-index="3"><draw:image xlink:href="Pictures/2000000700001D0C00000FB7F58099DF.svm" xlink:type="simple" xlink:show="embed" xlink:actuate="onLoad"/></draw:frame><text:soft-page-break/></text:p>
      <text:p text:style-name="Text_20_body">Effettuare il link tra l'uscita del modulo SERCOM e l'ingresso del modulo di libreria:</text:p>
      <text:p text:style-name="Text_20_body"><draw:frame draw:style-name="fr4" draw:name="immagini5" text:anchor-type="paragraph" svg:x="5.071cm" svg:y="0.212cm" svg:width="6.854cm" svg:height="2.328cm" draw:z-index="4"><draw:image xlink:href="Pictures/2000000700001AC600000919FF4A456D.svm" xlink:type="simple" xlink:show="embed" xlink:actuate="onLoad"/></draw:frame></text:p>
      <text:p text:style-name="Text_20_body">Selezionare (doppio click) il modulo SERCOM5 e, nel pannello a destra di configurazione, accertarsi che vi siano le seguenti impostazioni:</text:p>
      <text:p text:style-name="Text_20_body"/>
      <text:p text:style-name="Text_20_body"><draw:frame draw:style-name="fr2" draw:name="immagini6" text:anchor-type="paragraph" svg:width="13.839cm" svg:height="8.204cm" draw:z-index="5"><draw:image xlink:href="Pictures/200000070000360F0000200B4D588324.svm" xlink:type="simple" xlink:show="embed" xlink:actuate="onLoad"/></draw:frame>Si osservi che l'impostazione Receive Pinout corrisponde all'impostazione del Pin di Ricezione <text:span text:style-name="T2">(PB17 = RX SERCOM 5 – PAD1) </text:span>e il Transmit pin corrisponde all'impostazione del pin di ricezione <text:span text:style-name="T2">(PB16 = TX SERCOM 5 – PAD0)</text:span></text:p>
      <text:p text:style-name="Text_20_body"><text:span text:style-name="T2"/></text:p>
      <text:p text:style-name="P1"/>
      <text:p text:style-name="P2">IMPOSTAZIONE CLOCK <text:span text:style-name="T1">SERCOM</text:span> ASSOCIATA</text:p>
      <text:p text:style-name="Text_20_body">Come per tutte le periferiche si deve attivare il clock relativo nel pannello Tools/Clock configuration:</text:p>
      <text:p text:style-name="Text_20_body"/>
      <text:p text:style-name="Standard"><draw:frame draw:style-name="fr2" draw:name="immagini7" text:anchor-type="paragraph" svg:width="14.85cm" svg:height="11.557cm" draw:z-index="6"><draw:image xlink:href="Pictures/20000007000050B9000039434F8FF3A2.svm" xlink:type="simple" xlink:show="embed" xlink:actuate="onLoad"/></draw:frame><text:span text:style-name="T3"/></text:p>
      <text:p text:style-name="Standard"><text:span text:style-name="T3">IMPOSTAZIONE CANALE DMA PER IL TRASFERIMENTO DIRETTO DEI DATI</text:span></text:p>
      <text:p text:style-name="Text_20_body">Si deve impostare uno dei canali DMA da associare all'evento di fine trasmissione. Tale canale infatti andrà a triggerare il modulo STDIO quando un byte viene trasmesso.</text:p>
      <text:p text:style-name="Text_20_body"/>
      <text:p text:style-name="Text_20_body">A questo punto con la funzione printf() verranno inviati i caratteri alla SERCOM 5 e quindi in uscita.</text:p>
      <text:p text:style-name="Text_20_body"/>
      <text:p text:style-name="Text_20_body"/>
      <text:p text:style-name="Text_20_body"/>
      <text:p text:style-name="Text_20_body"/>
      <text:p text:style-name="Text_20_body"/>
      <text:list xml:id="list1440683835942430144" text:style-name="L3">
        <text:list-item>
          <text:h text:style-name="P4" text:outline-level="1">GPIO E FUNZIONI ASSOCIATE AI PIN</text:h>
        </text:list-item>
      </text:list>
      <text:p text:style-name="Subtitle"><text:span text:style-name="T3"><text:title/></text:span><text:span text:style-name="T3">IMPOSTAZIONE CARATTERISTICHE DI UN DATO PIN</text:span></text:p>
      <text:p text:style-name="P3">Tutte le funzioni che utilizzano i PIN, che siano GPIO o che siano funzioni speciali (USART, INTERRUPT, etc..) necessitano di impostare la modalità di funzionamento del pin in oggetto.</text:p>
      <text:p text:style-name="P3">Vengono qui esposte diverse funzioni tipiche di un PIN</text:p>
      <text:p text:style-name="P3"/>
      <text:list xml:id="list39374893" text:continue-list="list2442243097817319719" text:style-name="Numbering_20_1">
        <text:list-item>
          <text:h text:style-name="Title" text:outline-level="1">IMPOSTAZIONE PIN COME GPIO</text:h>
        </text:list-item>
        <text:list-item>
          <text:h text:style-name="Title" text:outline-level="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default-outline-level="1" style:list-style-name="Numbering_20_1" style:class="chapter">
      <style:paragraph-properties fo:text-align="start" style:justify-single-word="false" text:number-lines="true" text:line-number="1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olo_20_2" style:display-name="Titolo 2" style:family="paragraph" style:parent-style-name="Standard" style:default-outline-level="2" style:list-style-name="Numbering_20_5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4M29S</meta:editing-duration>
    <meta:editing-cycles>7</meta:editing-cycles>
    <meta:generator>OpenOffice/4.1.10$Win32 OpenOffice.org_project/4110m2$Build-9807</meta:generator>
    <dc:date>2021-07-09T19:15:52.70</dc:date>
    <dc:creator>Marco Rispoli</dc:creator>
    <meta:document-statistic meta:table-count="0" meta:image-count="7" meta:object-count="0" meta:page-count="4" meta:paragraph-count="22" meta:word-count="255" meta:character-count="1600"/>
    <meta:user-defined meta:name="Info 1"/>
    <meta:user-defined meta:name="Info 2"/>
    <meta:user-defined meta:name="Info 3"/>
    <meta:user-defined meta:name="Info 4"/>
  </office:meta>
</office:document-meta>
</file>